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Handler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Handler.popCurrentProp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PHandler.getCurren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Handler.hasComplexCont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Handler.getCurrentProp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Handler.start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PHandler.startElement( String uri , String localName , String qName , Attributes attributes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7">
            <text:p text:style-name="Table_20_Contents">7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XMPHandler.getCurrentComplex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Handler.characters( char [ ] ch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Handler.getCurrentArray( boolean requir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PHandler.getCurrentStruct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PHandler.endElement( String uri , String localName , String q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5">
            <text:p text:style-name="Table_20_Contents">5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